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6.866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6.739cm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5.469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6.358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655cm" fo:min-width="4.072cm"/>
    </style:style>
    <style:style style:name="gr9" style:family="graphic" style:parent-style-name="standard">
      <style:graphic-properties draw:textarea-horizontal-align="justify" draw:textarea-vertical-align="middle" draw:auto-grow-height="false" fo:min-height="1.909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0.889cm" svg:x="5.826cm" svg:y="1.508cm">
          <text:p text:style-name="P1">Get avg stock price per month in last yea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889cm" svg:x="7.731cm" svg:y="3.413cm">
          <text:p text:style-name="P1">Init mysq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66cm" svg:height="0.889cm" svg:x="12.303cm" svg:y="5.318cm">
          <text:p text:style-name="P1">Retry every x sec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39cm" svg:height="0.889cm" svg:x="2.651cm" svg:y="5.191cm">
          <text:p text:style-name="P1">Check if stock in dbas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969cm" svg:height="0.762cm" svg:x="6.461cm" svg:y="6.969cm">
          <text:p text:style-name="P1">Make mysql cal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58cm" svg:height="0.762cm" svg:x="7.858cm" svg:y="8.493cm">
          <text:p text:style-name="P1">Process, return data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223cm" svg:y1="6.08cm" svg:x2="7.731cm" svg:y2="6.842cm">
          <text:p/>
        </draw:line>
        <draw:line draw:style-name="gr7" draw:text-style-name="P2" draw:layer="layout" svg:x1="10.398cm" svg:y1="7.731cm" svg:x2="11.287cm" svg:y2="8.493cm">
          <text:p/>
        </draw:line>
        <draw:custom-shape draw:style-name="gr8" draw:text-style-name="P1" draw:layer="layout" svg:width="4.572cm" svg:height="1.905cm" svg:x="1.508cm" svg:y="7.477cm">
          <text:p text:style-name="P1">Curl all data </text:p>
          <text:p text:style-name="P1">for stock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191cm" svg:y1="6.207cm" svg:x2="4.683cm" svg:y2="7.35cm">
          <text:p/>
        </draw:line>
        <draw:custom-shape draw:style-name="gr9" draw:text-style-name="P1" draw:layer="layout" svg:width="4.699cm" svg:height="2.159cm" svg:x="1.762cm" svg:y="10.398cm">
          <text:p text:style-name="P1">Append into </text:p>
          <text:p text:style-name="P1">DB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4.175cm" svg:y1="9.509cm" svg:x2="4.175cm" svg:y2="10.398cm">
          <text:p/>
        </draw:line>
        <draw:line draw:style-name="gr7" draw:text-style-name="P2" draw:layer="layout" svg:x1="11.668cm" svg:y1="4.302cm" svg:x2="13.446cm" svg:y2="5.445cm">
          <text:p/>
        </draw:line>
        <draw:line draw:style-name="gr7" draw:text-style-name="P2" draw:layer="layout" svg:x1="8.747cm" svg:y1="4.302cm" svg:x2="7.35cm" svg:y2="5.318cm">
          <text:p/>
        </draw:line>
        <draw:line draw:style-name="gr7" draw:text-style-name="P2" draw:layer="layout" svg:x1="10.906cm" svg:y1="2.27cm" svg:x2="10.017cm" svg:y2="3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8T16:40:37.602865521</meta:creation-date>
    <dc:date>2017-11-18T16:53:35.536217430</dc:date>
    <meta:editing-duration>PT2M46S</meta:editing-duration>
    <meta:editing-cycles>3</meta:editing-cycles>
    <meta:generator>LibreOffice/5.2.7.2$Linux_X86_64 LibreOffice_project/20m0$Build-2</meta:generator>
    <meta:document-statistic meta:object-count="15"/>
  </office:meta>
</office:document-meta>
</file>